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Times new roman"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Times new roman" fo:font-size="12pt" fo:font-weight="bold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officeooo:paragraph-rsid="0013e57e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font-weight="bold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font-weight="bold" officeooo:paragraph-rsid="0013a500" style:font-size-asian="12pt" style:font-size-complex="12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font-weight="normal" officeooo:rsid="0013e57e" officeooo:paragraph-rsid="0013e57e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496f9"/>
    </style:style>
    <style:style style:name="P9" style:family="paragraph" style:parent-style-name="Preformatted_20_Text" style:list-style-name="L2">
      <style:paragraph-properties fo:margin-top="0cm" fo:margin-bottom="0cm" loext:contextual-spacing="false"/>
      <style:text-properties officeooo:rsid="001496f9" officeooo:paragraph-rsid="001496f9"/>
    </style:style>
    <style:style style:name="P10" style:family="paragraph" style:parent-style-name="Preformatted_20_Text" style:list-style-name="L2">
      <style:paragraph-properties fo:margin-top="0cm" fo:margin-bottom="0cm" loext:contextual-spacing="false"/>
      <style:text-properties fo:font-weight="bold" officeooo:rsid="001496f9" officeooo:paragraph-rsid="001496f9" style:font-weight-asian="bold" style:font-weight-complex="bold"/>
    </style:style>
    <style:style style:name="P11" style:family="paragraph" style:parent-style-name="Standard" style:list-style-name="L1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officeooo:paragraph-rsid="0013e57e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officeooo:paragraph-rsid="0013e57e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officeooo:rsid="0013e57e" officeooo:paragraph-rsid="0013e57e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font-weight="bold" officeooo:rsid="0013e57e" officeooo:paragraph-rsid="0013e57e" style:font-size-asian="12pt" style:font-weight-asian="bold" style:font-size-complex="12pt" style:font-weight-complex="bold"/>
    </style:style>
    <style:style style:name="T1" style:family="text">
      <style:text-properties fo:color="#000000" style:font-name="Times new roman" fo:font-size="12pt" fo:language="it" fo:country="IT" fo:font-weight="normal" officeooo:rsid="001496f9" style:font-size-asian="12pt" style:font-weight-asian="normal" style:font-size-complex="12pt" style:font-weight-complex="normal"/>
    </style:style>
    <style:style style:name="T2" style:family="text">
      <style:text-properties fo:color="#000000" style:font-name="Times new roman" fo:font-size="12pt" fo:language="it" fo:country="I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3" style:family="text">
      <style:text-properties fo:color="#000000" style:font-name="Times new roman" fo:font-size="12pt" fo:language="it" fo:country="IT" fo:font-weight="normal" officeooo:rsid="001496f9" style:font-name-asian="Noto Sans Mono CJK SC" style:font-size-asian="12pt" style:font-weight-asian="normal" style:font-name-complex="Liberation Mono" style:font-size-complex="12pt" style:font-weight-complex="normal"/>
    </style:style>
    <style:style style:name="T4" style:family="text">
      <style:text-properties fo:color="#000000" style:font-name="Times new roman" fo:font-size="12pt" fo:language="it" fo:country="IT" style:font-name-asian="Noto Sans Mono CJK SC" style:font-size-asian="12pt" style:font-name-complex="Liberation Mono" style:font-size-complex="12pt"/>
    </style:style>
    <style:style style:name="T5" style:family="text">
      <style:text-properties fo:color="#000000" style:font-name="Times new roman" fo:font-size="12pt" fo:language="it" fo:country="I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6" style:family="text">
      <style:text-properties fo:font-weight="bold"/>
    </style:style>
    <style:style style:name="T7" style:family="text">
      <style:text-properties fo:language="it" fo:country="IT"/>
    </style:style>
    <style:style style:name="T8" style:family="text">
      <style:text-properties fo:language="it" fo:country="IT" fo:font-weight="normal" style:font-weight-asian="normal" style:font-weight-complex="normal"/>
    </style:style>
    <style:style style:name="T9" style:family="text">
      <style:text-properties fo:language="it" fo:country="IT" fo:font-weight="normal" officeooo:rsid="0013e57e" style:font-weight-asian="normal" style:font-weight-complex="normal"/>
    </style:style>
    <style:style style:name="T10" style:family="text">
      <style:text-properties fo:language="it" fo:country="IT" fo:font-weight="normal" officeooo:rsid="0013a500" style:font-weight-asian="normal" style:font-weight-complex="normal"/>
    </style:style>
    <style:style style:name="T11" style:family="text">
      <style:text-properties fo:language="it" fo:country="I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The dataset in BlackFriday.csv file (in a zip file at the bottom of this page) is a sample of the transactions made in a retail store. The store wants to know better the customer purchase behaviour against different products. </text:p>
      <text:p text:style-name="P1">Different learning problems can be settled with this dataset. Some problem examples are:</text:p>
      <text:p text:style-name="P3"><text:s text:c="4"/>finding different clusters of consumers within it</text:p>
      <text:p text:style-name="P3"><text:s text:c="4"/>predicting the amount of purchase </text:p>
      <text:p text:style-name="P3"><text:s text:c="4"/>predicting the category of goods bought </text:p>
      <text:p text:style-name="P3"><text:s text:c="4"/>predicting the age of the consumer</text:p>
      <text:p text:style-name="P1"><text:s text:c="4"/>recommending a product to a consumer or a category of consumers</text:p>
      <text:p text:style-name="P3">Focus on (at least) one specific problem and present a thorough and solid analysis (visualization tools are welcome both in exploration and communication of your results and reflections).</text:p>
      <text:p text:style-name="P3"><text:span text:style-name="T6"/></text:p>
      <text:p text:style-name="P6">\section{Problem statement}</text:p>
      <text:p text:style-name="P6"/>
      <text:p text:style-name="P7"><text:span text:style-name="T7">in questo trattato andremmo a determinare un processo per la predizione dei seguenti fattori in base ai dati presi durante il black friday</text:span></text:p>
      <text:list xml:id="list3697999216" text:style-name="L1">
        <text:list-item>
          <text:p text:style-name="P11">predicting the amount of purchase </text:p>
        </text:list-item>
        <text:list-item>
          <text:p text:style-name="P11">predicting the category of goods bought </text:p>
        </text:list-item>
        <text:list-item>
          <text:p text:style-name="P11"><text:span text:style-name="T9">predicting the age of the consumer</text:span></text:p>
        </text:list-item>
        <text:list-item>
          <text:p text:style-name="P11"><text:span text:style-name="T9">recommending a product to a consumer or a category of consumers</text:span></text:p>
        </text:list-item>
      </text:list>
      <text:p text:style-name="P12"><text:span text:style-name="T9"/></text:p>
      <text:p text:style-name="P13"><text:span text:style-name="T8">Il procedimento cha andremo ad utilizzare si baserà sulla </text:span><text:span text:style-name="T11">minimizzazione errore dei prodotti che l’utente ha comprato</text:span><text:span text:style-name="T8">. </text:span></text:p>
      <text:p text:style-name="P13"><text:span text:style-name="T8"/></text:p>
      <text:p text:style-name="P13"><text:span text:style-name="T8">Il problema sarà basato su una </text:span><text:span text:style-name="T11">regressione</text:span><text:span text:style-name="T8">.</text:span></text:p>
      <text:p text:style-name="P13"><text:span text:style-name="T8"/></text:p>
      <text:p text:style-name="P13"><text:span text:style-name="T8">Si baserà sulla </text:span><text:span text:style-name="T11">minimizzazione</text:span><text:span text:style-name="T8"> in base ai </text:span><text:span text:style-name="T11">voti gia definiti</text:span><text:span text:style-name="T8"> + le </text:span><text:span text:style-name="T11">preferenze</text:span><text:span text:style-name="T8"> dell’utente + le </text:span><text:span text:style-name="T11">feature</text:span><text:span text:style-name="T8"> del prodotto.</text:span></text:p>
      <text:p text:style-name="P13"><text:span text:style-name="T8"/></text:p>
      <text:p text:style-name="P14"><text:span text:style-name="T7">Nuovo utente media delle altri utenti</text:span></text:p>
      <text:p text:style-name="P13"><text:span text:style-name="T8"/></text:p>
      <text:p text:style-name="P13"><text:span text:style-name="T11">sistema raccomandazione</text:span><text:span text:style-name="T8"> </text:span><text:span text:style-name="T11"><text:s/>?</text:span></text:p>
      <text:p text:style-name="P13"><text:span text:style-name="T11"/></text:p>
      <text:p text:style-name="P4"><text:span text:style-name="T10">Dalla conoscenza di</text:span></text:p>
      <text:p text:style-name="P4">User_ID; Product_ID;  Gender Age (Age in bins); Occupation; City_Category; Stay_In_Current_City_Years; Marital_Status; Product_Category_1; Product_Category_2; Product_Category_3; Purchase (Purchase amount in dollars).</text:p>
      <text:p text:style-name="P6"><text:span text:style-name="T6"/></text:p>
      <text:p text:style-name="P3"><text:span text:style-name="T6"/></text:p>
      <text:p text:style-name="P3"><text:span text:style-name="T6"/></text:p>
      <text:p text:style-name="P3"><text:span text:style-name="T6">\section{Assessment and performance indexes}</text:span></text:p>
      <text:p text:style-name="P3"><text:span text:style-name="T6"/></text:p>
      <text:p text:style-name="P8"><text:span text:style-name="T1">dopo un analisi </text:span><text:span text:style-name="T3">dei dati a disposizione si procederà ad un idea per ricavare dei stimatori:</text:span></text:p>
      <text:list xml:id="list1360051633" text:style-name="L2">
        <text:list-item>
          <text:p text:style-name="P10"><text:span text:style-name="T4">predizione di quanto l’utente spenderà:</text:span></text:p>
          <text:p text:style-name="P9"><text:span text:style-name="T2">si può stimare questo dato mettendo in relazione i dati di sesso, occupazione (definisce un redditto), categoria della citta (anche questo va con il reditto), da quanto sta nella città potrebbe influenzare (vedi grafi), sposato o no (vedi grafi)</text:span></text:p>
          <text:p text:style-name="P9"><text:span text:style-name="T2">il timpo di categoria nn definisce la quantità che andrà a spendere.</text:span></text:p>
        </text:list-item>
        <text:list-item>
          <text:p text:style-name="P9"><text:span text:style-name="T5">La categoria</text:span><text:span text:style-name="T2"> :</text:span></text:p>
          <text:p text:style-name="P9"><text:soft-page-break/><text:span text:style-name="T2"/></text:p>
        </text:list-item>
      </text:list>
      <text:p text:style-name="P3"/>
      <text:p text:style-name="P3"/>
      <text:p text:style-name="P3">\begin{equation}</text:p>
      <text:p text:style-name="P3"><text:s text:c="4"/>E=mc^2</text:p>
      <text:p text:style-name="P1">\end{equation}</text:p>
      <text:p text:style-name="P3"><text:span text:style-name="T6"/></text:p>
      <text:p text:style-name="P3"><text:span text:style-name="T6">\section{Proposed solution}</text:span></text:p>
      <text:p text:style-name="P3"/>
      <text:p text:style-name="P3"/>
      <text:p text:style-name="P2">\section{Experimental evaluation}</text:p>
      <text:p text:style-name="P5">\subsection{Data}</text:p>
      <text:p text:style-name="P3"/>
      <text:p text:style-name="P3"/>
      <text:p text:style-name="P5">\subsection{Procedure}</text:p>
      <text:p text:style-name="P3"/>
      <text:p text:style-name="P3"/>
      <text:p text:style-name="P5">\subsection{Results and discussion}</text:p>
      <text:p text:style-name="P3"/>
      <text:p text:style-name="P3">\begin{table}[]</text:p>
      <text:p text:style-name="P3"><text:s text:c="4"/>\centering</text:p>
      <text:p text:style-name="P3"><text:s text:c="4"/>\begin{tabular}{</text:p>
      <text:p text:style-name="P3"><text:s text:c="8"/>S[table-format = 2.0] S[table-format = 3.0] |</text:p>
      <text:p text:style-name="P3"><text:s text:c="8"/>S[table-format = 1.2] S[table-format = 1.2] S[table-format = 4.0] S[table-format = 1.2] S[table-format = 4]</text:p>
      <text:p text:style-name="P3"><text:s text:c="4"/>}</text:p>
      <text:p text:style-name="P3"><text:s text:c="8"/>\toprule</text:p>
      <text:p text:style-name="P3"><text:s text:c="8"/>{$n_\text{this}$} &amp; {$n_\text{that}$} &amp; {LF} &amp; {TF} &amp; {\#I} &amp; {\#S [$\times 10^6$]} &amp; {$t_l$ [\si{\second}]}\\</text:p>
      <text:p text:style-name="P3"><text:s text:c="8"/>\midrule</text:p>
      <text:p text:style-name="P3"><text:s text:c="8"/>\multirow{3}{*}{50} </text:p>
      <text:p text:style-name="P3"><text:s text:c="8"/>&amp; 10 &amp; 0.37 &amp; 0.45 &amp; 552 &amp; 0.59 &amp; 52 \\</text:p>
      <text:p text:style-name="P3"><text:s text:c="8"/>&amp; 25 &amp; 0.43 &amp; 0.44 &amp; 3076 &amp; 0.56 &amp; 245 \\</text:p>
      <text:p text:style-name="P3"><text:s text:c="8"/>&amp; 50 &amp; 0.45 &amp; 0.43 &amp; 637 &amp; 0.64 &amp; 715 \\</text:p>
      <text:p text:style-name="P3"><text:s text:c="8"/>\midrule</text:p>
      <text:p text:style-name="P3"><text:s text:c="8"/>\multirow{3}{*}{100}</text:p>
      <text:p text:style-name="P3"><text:s text:c="8"/>&amp; 10 &amp; 0.34 &amp; 0.50 &amp; 1138 &amp; 2.76 &amp; 110 \\</text:p>
      <text:p text:style-name="P3"><text:s text:c="8"/>&amp; 25 &amp; 0.40 &amp; 0.48 &amp; 1224 &amp; 0.94 &amp; 326 \\</text:p>
      <text:p text:style-name="P3"><text:s text:c="8"/>&amp; 50 &amp; 0.38 &amp; 0.49 &amp; 443 &amp; 0.44 &amp; 1056 \\</text:p>
      <text:p text:style-name="P3"><text:s text:c="8"/>\bottomrule</text:p>
      <text:p text:style-name="P3"><text:s text:c="4"/>\end{tabular}</text:p>
      <text:p text:style-name="P3"><text:s text:c="4"/>\caption{</text:p>
      <text:p text:style-name="P3"><text:s text:c="8"/>Results (including learning time $t_l$) for different values of $n_\text{this}$ and $n_\text{that}$.</text:p>
      <text:p text:style-name="P3"><text:s text:c="4"/>}</text:p>
      <text:p text:style-name="P3"><text:s text:c="4"/><text:span text:style-name="T6">\label{tab:experiments}</text:span></text:p>
      <text:p text:style-name="P1">\end{table}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7T13:08:33.854587383</meta:creation-date>
    <dc:date>2020-01-27T13:33:31.567643668</dc:date>
    <meta:editing-duration>PT14M17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2" meta:paragraph-count="61" meta:word-count="485" meta:character-count="3271" meta:non-whitespace-character-count="2666"/>
  </office:meta>
</office:document-meta>
</file>